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hatch" draw:fill-color="#729fcf" draw:fill-hatch-name="Blank" draw:textarea-horizontal-align="center" draw:textarea-vertical-align="middle" draw:shadow-offset-x="0.1201in" draw:shadow-offset-y="0.1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2161in" svg:y="17.0008in">
            <draw:object draw:notify-on-update-of-ranges="Sheet1.A1:Sheet1.A1 Sheet1.A2:Sheet1.A116 Sheet1.B1:Sheet1.B1 Sheet1.B2:Sheet1.B116 Sheet1.C1:Sheet1.C1 Sheet1.C2:Sheet1.C1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Number of review created</text:p>
          </table:table-cell>
          <table:table-cell office:value-type="string" calcext:value-type="string">
            <text:p>Number of users</text:p>
          </table:table-cell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61" calcext:value-type="float">
            <text:p>46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252" calcext:value-type="float">
            <text:p>25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64" calcext:value-type="float">
            <text:p>16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253" calcext:value-type="float">
            <text:p>25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161" calcext:value-type="float">
            <text:p>16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33" calcext:value-type="float">
            <text:p>43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418" calcext:value-type="float">
            <text:p>4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24" calcext:value-type="float">
            <text:p>42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22" calcext:value-type="float">
            <text:p>32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29" calcext:value-type="float">
            <text:p>42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934" calcext:value-type="float">
            <text:p>93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056" calcext:value-type="float">
            <text:p>105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474" calcext:value-type="float">
            <text:p>147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975" calcext:value-type="float">
            <text:p>97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1095" calcext:value-type="float">
            <text:p>109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310" calcext:value-type="float">
            <text:p>131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564" calcext:value-type="float">
            <text:p>1564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742" calcext:value-type="float">
            <text:p>1742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517" calcext:value-type="float">
            <text:p>151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564" calcext:value-type="float">
            <text:p>156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395" calcext:value-type="float">
            <text:p>1395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544" calcext:value-type="float">
            <text:p>1544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661" calcext:value-type="float">
            <text:p>2661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446" calcext:value-type="float">
            <text:p>244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697" calcext:value-type="float">
            <text:p>2697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870" calcext:value-type="float">
            <text:p>2870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268" calcext:value-type="float">
            <text:p>3268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614" calcext:value-type="float">
            <text:p>3614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888" calcext:value-type="float">
            <text:p>388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909" calcext:value-type="float">
            <text:p>390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711" calcext:value-type="float">
            <text:p>3711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395" calcext:value-type="float">
            <text:p>339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456" calcext:value-type="float">
            <text:p>3456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803" calcext:value-type="float">
            <text:p>3803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5784" calcext:value-type="float">
            <text:p>5784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355" calcext:value-type="float">
            <text:p>4355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5486" calcext:value-type="float">
            <text:p>548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5094" calcext:value-type="float">
            <text:p>5094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994" calcext:value-type="float">
            <text:p>4994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328" calcext:value-type="float">
            <text:p>5328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5749" calcext:value-type="float">
            <text:p>5749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6205" calcext:value-type="float">
            <text:p>6205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5731" calcext:value-type="float">
            <text:p>5731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5065" calcext:value-type="float">
            <text:p>5065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5210" calcext:value-type="float">
            <text:p>5210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360" calcext:value-type="float">
            <text:p>536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8357" calcext:value-type="float">
            <text:p>8357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7648" calcext:value-type="float">
            <text:p>7648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9119" calcext:value-type="float">
            <text:p>9119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9434" calcext:value-type="float">
            <text:p>9434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9277" calcext:value-type="float">
            <text:p>9277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427" calcext:value-type="float">
            <text:p>9427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2495" calcext:value-type="float">
            <text:p>12495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2985" calcext:value-type="float">
            <text:p>12985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0168" calcext:value-type="float">
            <text:p>10168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0129" calcext:value-type="float">
            <text:p>10129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0433" calcext:value-type="float">
            <text:p>10433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1150" calcext:value-type="float">
            <text:p>1115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4405" calcext:value-type="float">
            <text:p>14405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3184" calcext:value-type="float">
            <text:p>13184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5774" calcext:value-type="float">
            <text:p>15774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4418" calcext:value-type="float">
            <text:p>14418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4461" calcext:value-type="float">
            <text:p>14461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5338" calcext:value-type="float">
            <text:p>15338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7030" calcext:value-type="float">
            <text:p>17030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7414" calcext:value-type="float">
            <text:p>17414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4526" calcext:value-type="float">
            <text:p>1452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3860" calcext:value-type="float">
            <text:p>13860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3871" calcext:value-type="float">
            <text:p>13871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4110" calcext:value-type="float">
            <text:p>14110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7357" calcext:value-type="float">
            <text:p>17357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4852" calcext:value-type="float">
            <text:p>14852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6674" calcext:value-type="float">
            <text:p>16674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6348" calcext:value-type="float">
            <text:p>16348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6790" calcext:value-type="float">
            <text:p>16790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7267" calcext:value-type="float">
            <text:p>17267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8781" calcext:value-type="float">
            <text:p>18781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8460" calcext:value-type="float">
            <text:p>18460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6794" calcext:value-type="float">
            <text:p>16794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7388" calcext:value-type="float">
            <text:p>17388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6441" calcext:value-type="float">
            <text:p>16441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6833" calcext:value-type="float">
            <text:p>16833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2077" calcext:value-type="float">
            <text:p>22077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9640" calcext:value-type="float">
            <text:p>19640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2858" calcext:value-type="float">
            <text:p>22858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2374" calcext:value-type="float">
            <text:p>22374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2858" calcext:value-type="float">
            <text:p>22858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3978" calcext:value-type="float">
            <text:p>23978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5601" calcext:value-type="float">
            <text:p>25601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6722" calcext:value-type="float">
            <text:p>26722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4183" calcext:value-type="float">
            <text:p>24183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5263" calcext:value-type="float">
            <text:p>25263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5108" calcext:value-type="float">
            <text:p>25108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5682" calcext:value-type="float">
            <text:p>25682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0832" calcext:value-type="float">
            <text:p>30832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8184" calcext:value-type="float">
            <text:p>2818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3288" calcext:value-type="float">
            <text:p>33288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2419" calcext:value-type="float">
            <text:p>32419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3487" calcext:value-type="float">
            <text:p>3348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3265" calcext:value-type="float">
            <text:p>33265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0123" calcext:value-type="float">
            <text:p>20123</text:p>
          </table:table-cell>
          <table:table-cell office:value-type="float" office:value="1366" calcext:value-type="float">
            <text:p>1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nk" draw:style="single" draw:color="#ffffff" draw:distance="0.0402in" draw:rotation="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0:20:05.699791257</meta:creation-date>
    <dc:date>2014-10-15T23:43:45.235905091</dc:date>
    <meta:editing-duration>PT2H36M1S</meta:editing-duration>
    <meta:editing-cycles>1</meta:editing-cycles>
    <meta:document-statistic meta:table-count="1" meta:cell-count="351" meta:object-count="1"/>
    <meta:generator>LibreOffice/4.3.2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3.638cm" svg:y="0.185cm" style:legend-expansion="wide" chart:style-name="ch2"/>
        <chart:plot-area chart:style-name="ch3" table:cell-range-address="Sheet1.A1:Sheet1.C116" chart:data-source-has-labels="both" svg:x="0.32cm" svg:y="0.963cm" svg:width="15.36cm" svg:height="6.876cm">
          <chartooo:coordinate-region svg:x="1.497cm" svg:y="1.162cm" svg:width="13.903cm" svg:height="6.03cm"/>
          <chart:axis chart:dimension="x" chart:name="primary-x" chart:style-name="ch4" chartooo:axis-type="auto">
            <chart:title svg:x="7.493cm" svg:y="8.019cm" chart:style-name="ch5">
              <text:p>Month</text:p>
            </chart:title>
            <chart:categories table:cell-range-address="Sheet1.A2:Sheet1.A116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116" chart:label-cell-address="Sheet1.B1:Sheet1.B1" chart:class="chart:scatter">
            <chart:data-point chart:repeated="115"/>
          </chart:series>
          <chart:series chart:style-name="ch8" chart:values-cell-range-address="Sheet1.C2:Sheet1.C116" chart:label-cell-address="Sheet1.C1:Sheet1.C1" chart:class="chart:scatter">
            <chart:data-point chart:repeated="1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review created</text:p>
                <draw:g>
                  <svg:desc>Sheet1.B1:Sheet1.B1</svg:desc>
                </draw:g>
              </table:table-cell>
              <table:table-cell office:value-type="string">
                <text:p>Number of use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4-12</text:p>
                <draw:g>
                  <svg:desc>Sheet1.A2:Sheet1.A116</svg:desc>
                </draw:g>
              </table:table-cell>
              <table:table-cell office:value-type="float" office:value="3">
                <text:p>3</text:p>
                <draw:g>
                  <svg:desc>Sheet1.B2:Sheet1.B116</svg:desc>
                </draw:g>
              </table:table-cell>
              <table:table-cell office:value-type="float" office:value="44">
                <text:p>44</text:p>
                <draw:g>
                  <svg:desc>Sheet1.C2:Sheet1.C116</svg:desc>
                </draw:g>
              </table:table-cell>
            </table:table-row>
            <table:table-row>
              <table:table-cell office:value-type="string">
                <text:p>2005-0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461">
                <text:p>46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252">
                <text:p>25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164">
                <text:p>1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253">
                <text:p>25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161">
                <text:p>16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433">
                <text:p>43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418">
                <text:p>4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424">
                <text:p>42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322">
                <text:p>32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429">
                <text:p>42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934">
                <text:p>93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1056">
                <text:p>105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1474">
                <text:p>147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975">
                <text:p>97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1095">
                <text:p>109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1310">
                <text:p>131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1564">
                <text:p>156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1742">
                <text:p>174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1517">
                <text:p>151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1564">
                <text:p>156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1395">
                <text:p>139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1544">
                <text:p>154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2661">
                <text:p>2661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2446">
                <text:p>244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2697">
                <text:p>269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2870">
                <text:p>287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3268">
                <text:p>3268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3614">
                <text:p>3614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3888">
                <text:p>3888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3909">
                <text:p>390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3711">
                <text:p>371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3395">
                <text:p>339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3456">
                <text:p>3456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3803">
                <text:p>380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5784">
                <text:p>5784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4355">
                <text:p>4355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5486">
                <text:p>548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5094">
                <text:p>5094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4994">
                <text:p>4994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5328">
                <text:p>5328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5749">
                <text:p>5749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6205">
                <text:p>6205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5731">
                <text:p>5731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5065">
                <text:p>5065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5210">
                <text:p>5210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5360">
                <text:p>536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8357">
                <text:p>8357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7648">
                <text:p>7648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9119">
                <text:p>9119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9434">
                <text:p>9434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9277">
                <text:p>9277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9427">
                <text:p>9427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2495">
                <text:p>12495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2985">
                <text:p>1298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0168">
                <text:p>10168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0129">
                <text:p>10129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0433">
                <text:p>10433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1150">
                <text:p>1115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4405">
                <text:p>1440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3184">
                <text:p>13184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5774">
                <text:p>15774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4418">
                <text:p>14418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4461">
                <text:p>14461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5338">
                <text:p>15338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7030">
                <text:p>17030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17414">
                <text:p>17414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4526">
                <text:p>14526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13860">
                <text:p>1386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13871">
                <text:p>13871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4110">
                <text:p>14110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7357">
                <text:p>17357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14852">
                <text:p>14852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16674">
                <text:p>16674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16348">
                <text:p>16348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16790">
                <text:p>1679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17267">
                <text:p>17267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18781">
                <text:p>18781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18460">
                <text:p>18460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16794">
                <text:p>16794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7388">
                <text:p>17388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16441">
                <text:p>1644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6833">
                <text:p>16833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22077">
                <text:p>22077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9640">
                <text:p>1964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22858">
                <text:p>22858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22374">
                <text:p>22374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22858">
                <text:p>22858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23978">
                <text:p>23978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25601">
                <text:p>25601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26722">
                <text:p>2672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24183">
                <text:p>24183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25263">
                <text:p>25263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25108">
                <text:p>25108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25682">
                <text:p>25682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30832">
                <text:p>30832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28184">
                <text:p>2818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33288">
                <text:p>3328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32419">
                <text:p>32419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33487">
                <text:p>3348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33265">
                <text:p>33265</text:p>
              </table:table-cell>
              <table:table-cell office:value-type="float" office:value="1411">
                <text:p>1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